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4" table:default-cell-style-name="Default"/>
        <table:table-column table:style-name="co2" table:default-cell-style-name="ce2"/>
        <table:table-row table:style-name="ro1">
          <table:table-cell office:value-type="string">
            <text:p>PpNo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Course </text:p>
          </table:table-cell>
          <table:table-cell office:value-type="string">
            <text:p>Occupation</text:p>
          </table:table-cell>
          <table:table-cell office:value-type="string">
            <text:p>Prime</text:p>
          </table:table-cell>
          <table:table-cell office:value-type="string">
            <text:p>LOTR</text:p>
          </table:table-cell>
          <table:table-cell office:value-type="string">
            <text:p>MAAS</text:p>
          </table:table-cell>
          <table:table-cell office:value-type="string">
            <text:p>Pill</text:p>
          </table:table-cell>
          <table:table-cell office:value-type="string">
            <text:p>Cream</text:p>
          </table:table-cell>
          <table:table-cell office:value-type="string">
            <text:p>Inj</text:p>
          </table:table-cell>
          <table:table-cell office:value-type="string">
            <text:p>Acu</text:p>
          </table:table-cell>
          <table:table-cell office:value-type="string">
            <text:p>Hom</text:p>
          </table:table-cell>
          <table:table-cell office:value-type="string">
            <text:p>Rei</text:p>
          </table:table-cell>
          <table:table-cell office:value-type="string">
            <text:p>Convaltratio</text:p>
          </table:table-cell>
          <table:table-cell/>
        </table:table-row>
        <table:table-row table:style-name="ro1">
          <table:table-cell office:value-type="string">
            <text:p>0317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2">
            <text:p>22</text:p>
          </table:table-cell>
          <table:table-cell table:formula="of:=49/15" office:value-type="float" office:value="3.26666666666667">
            <text:p>3.2666666667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I2:.K2])/SUM([.L2:.N2])" office:value-type="float" office:value="1.30434782608696">
            <text:p>1.3043478261</text:p>
          </table:table-cell>
          <table:table-cell/>
        </table:table-row>
        <table:table-row table:style-name="ro1">
          <table:table-cell office:value-type="string">
            <text:p>2712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5">
            <text:p>25</text:p>
          </table:table-cell>
          <table:table-cell table:formula="of:=67/15" office:value-type="float" office:value="4.46666666666667">
            <text:p>4.466666666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6">
            <text:p>6</text:p>
          </table:table-cell>
          <table:table-cell table:formula="of:=SUM([.I3:.K3])/SUM([.L3:.N3])" office:value-type="float" office:value="1.33333333333333">
            <text:p>1.3333333333</text:p>
          </table:table-cell>
          <table:table-cell/>
        </table:table-row>
        <table:table-row table:style-name="ro1">
          <table:table-cell office:value-type="string">
            <text:p>5701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formula="of:=66/15"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I4:.K4])/SUM([.L4:.N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79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formula="of:=56/15" office:value-type="float" office:value="3.73333333333333">
            <text:p>3.733333333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I5:.K5])/SUM([.L5:.N5])" office:value-type="float" office:value="2.28571428571429">
            <text:p>2.2857142857</text:p>
          </table:table-cell>
          <table:table-cell/>
        </table:table-row>
        <table:table-row table:style-name="ro1">
          <table:table-cell office:value-type="string">
            <text:p>1903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formula="of:=65/15" office:value-type="float" office:value="4.33333333333333">
            <text:p>4.3333333333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SUM([.I6:.K6])/SUM([.L6:.N6])" office:value-type="float" office:value="2.09090909090909">
            <text:p>2.0909090909</text:p>
          </table:table-cell>
          <table:table-cell/>
        </table:table-row>
        <table:table-row table:style-name="ro1">
          <table:table-cell office:value-type="string">
            <text:p>2456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8">
            <text:p>28</text:p>
          </table:table-cell>
          <table:table-cell table:formula="of:=42/15" office:value-type="float" office:value="2.8">
            <text:p>2.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SUM([.I7:.K7])/SUM([.L7:.N7])" office:value-type="float" office:value="1.07407407407407">
            <text:p>1.0740740741</text:p>
          </table:table-cell>
          <table:table-cell/>
        </table:table-row>
        <table:table-row table:style-name="ro1">
          <table:table-cell office:value-type="string">
            <text:p>4325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formula="of:=72/15" office:value-type="float" office:value="4.8">
            <text:p>4.8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I8:.K8])/SUM([.L8:.N8])" office:value-type="float" office:value="1.94736842105263">
            <text:p>1.9473684211</text:p>
          </table:table-cell>
          <table:table-cell/>
        </table:table-row>
        <table:table-row table:style-name="ro1">
          <table:table-cell office:value-type="string">
            <text:p>2003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9">
            <text:p>19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6" office:value-type="float" office:value="9">
            <text:p>9</text:p>
          </table:table-cell>
          <table:table-cell table:formula="of:=SUM([.I9:.K9])/SUM([.L9:.N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334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8">
            <text:p>28</text:p>
          </table:table-cell>
          <table:table-cell table:formula="of:=82/15" office:value-type="float" office:value="5.46666666666667">
            <text:p>5.466666666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I10:.K10])/SUM([.L10:.N10])" office:value-type="float" office:value="0.851851851851852">
            <text:p>0.8518518519</text:p>
          </table:table-cell>
          <table:table-cell/>
        </table:table-row>
        <table:table-row table:style-name="ro1">
          <table:table-cell office:value-type="string">
            <text:p>4181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formula="of:=64/15" office:value-type="float" office:value="4.26666666666667">
            <text:p>4.266666666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I11:.K11])/SUM([.L11:.N11])" office:value-type="float" office:value="2.61538461538462">
            <text:p>2.6153846154</text:p>
          </table:table-cell>
          <table:table-cell/>
        </table:table-row>
        <table:table-row table:style-name="ro1">
          <table:table-cell office:value-type="string">
            <text:p>7327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 table:formula="of:=64/15" office:value-type="float" office:value="4.26666666666667">
            <text:p>4.266666666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3">
            <text:p>3</text:p>
          </table:table-cell>
          <table:table-cell table:formula="of:=SUM([.I12:.K12])/SUM([.L12:.N12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4010</text:p>
          </table:table-cell>
          <table:table-cell office:value-type="float" office:value="40">
            <text:p>40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2">
            <text:p>22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3"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SUM([.I13:.K13])/SUM([.L13:.N13])" office:value-type="float" office:value="1.83333333333333">
            <text:p>1.8333333333</text:p>
          </table:table-cell>
          <table:table-cell/>
        </table:table-row>
        <table:table-row table:style-name="ro1">
          <table:table-cell office:value-type="string">
            <text:p>2634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formula="of:=69/15" office:value-type="float" office:value="4.6">
            <text:p>4.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3">
            <text:p>3</text:p>
          </table:table-cell>
          <table:table-cell table:formula="of:=SUM([.I14:.K14])/SUM([.L14:.N14])" office:value-type="float" office:value="4.33333333333333">
            <text:p>4.3333333333</text:p>
          </table:table-cell>
          <table:table-cell/>
        </table:table-row>
        <table:table-row table:style-name="ro1">
          <table:table-cell office:value-type="string">
            <text:p>747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formula="of:=54/15" office:value-type="float" office:value="3.6">
            <text:p>3.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I15:.K15])/SUM([.L15:.N15])" office:value-type="float" office:value="2.8">
            <text:p>2.8</text:p>
          </table:table-cell>
          <table:table-cell/>
        </table:table-row>
        <table:table-row table:style-name="ro1">
          <table:table-cell office:value-type="string">
            <text:p>5682</text:p>
          </table:table-cell>
          <table:table-cell table:number-columns-repeated="2"/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formula="of:=60/15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I16:.K16])/SUM([.L16:.N16])" office:value-type="float" office:value="2.16666666666667">
            <text:p>2.1666666667</text:p>
          </table:table-cell>
          <table:table-cell/>
        </table:table-row>
        <table:table-row table:style-name="ro1">
          <table:table-cell office:value-type="string">
            <text:p>2232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2">
            <text:p>22</text:p>
          </table:table-cell>
          <table:table-cell table:formula="of:=54/15" office:value-type="float" office:value="3.6">
            <text:p>3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3">
            <text:p>3</text:p>
          </table:table-cell>
          <table:table-cell table:formula="of:=SUM([.I17:.K17])/SUM([.L17:.N17])" office:value-type="float" office:value="2.77777777777778">
            <text:p>2.7777777778</text:p>
          </table:table-cell>
          <table:table-cell/>
        </table:table-row>
        <table:table-row table:style-name="ro1">
          <table:table-cell office:value-type="string">
            <text:p>3101</text:p>
          </table:table-cell>
          <table:table-cell office:value-type="float" office:value="17">
            <text:p>17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7">
            <text:p>27</text:p>
          </table:table-cell>
          <table:table-cell table:formula="of:=73/15" office:value-type="float" office:value="4.86666666666667">
            <text:p>4.8666666667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SUM([.I18:.K18])/SUM([.L18:.N18])" office:value-type="float" office:value="1.13333333333333">
            <text:p>1.1333333333</text:p>
          </table:table-cell>
          <table:table-cell/>
        </table:table-row>
        <table:table-row table:style-name="ro1">
          <table:table-cell office:value-type="string">
            <text:p>124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9">
            <text:p>29</text:p>
          </table:table-cell>
          <table:table-cell table:formula="of:=66/15" office:value-type="float" office:value="4.4">
            <text:p>4.4</text:p>
          </table:table-cell>
          <table:table-cell table:formula="of:=12/3" office:value-type="float" office:value="4">
            <text:p>4</text:p>
          </table:table-cell>
          <table:table-cell table:formula="of:=6/3" office:value-type="float" office:value="2">
            <text:p>2</text:p>
          </table:table-cell>
          <table:table-cell table:formula="of:=12/3" office:value-type="float" office:value="4">
            <text:p>4</text:p>
          </table:table-cell>
          <table:table-cell table:formula="of:=12/3" office:value-type="float" office:value="4">
            <text:p>4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24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 table:formula="of:=62/15" office:value-type="float" office:value="4.13333333333333">
            <text:p>4.1333333333</text:p>
          </table:table-cell>
          <table:table-cell office:value-type="float" office:value="3.3">
            <text:p>3.3</text:p>
          </table:table-cell>
          <table:table-cell table:formula="of:=7/3" office:value-type="float" office:value="2.33333333333333">
            <text:p>2.3333333333</text:p>
          </table:table-cell>
          <table:table-cell table:formula="of:=14/3" office:value-type="float" office:value="4.66666666666667">
            <text:p>4.6666666667</text:p>
          </table:table-cell>
          <table:table-cell table:formula="of:=6/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647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formula="of:=81/15"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11/3" office:value-type="float" office:value="3.66666666666667">
            <text:p>3.6666666667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101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7">
            <text:p>27</text:p>
          </table:table-cell>
          <table:table-cell table:formula="of:=63/15" office:value-type="float" office:value="4.2">
            <text:p>4.2</text:p>
          </table:table-cell>
          <table:table-cell office:value-type="float" office:value="4">
            <text:p>4</text:p>
          </table:table-cell>
          <table:table-cell table:formula="of:=8/3" office:value-type="float" office:value="2.66666666666667">
            <text:p>2.6666666667</text:p>
          </table:table-cell>
          <table:table-cell table:formula="of:=14/3" office:value-type="float" office:value="4.66666666666667">
            <text:p>4.6666666667</text:p>
          </table:table-cell>
          <table:table-cell table:formula="of:=14/3" office:value-type="float" office:value="4.66666666666667">
            <text:p>4.6666666667</text:p>
          </table:table-cell>
          <table:table-cell office:value-type="float" office:value="2">
            <text:p>2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office:value-type="string">
            <text:p>1089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formula="of:=59/15" office:value-type="float" office:value="3.93333333333333">
            <text:p>3.93333333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936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formula="of:=64/15" office:value-type="float" office:value="4.26666666666667">
            <text:p>4.2666666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8273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table:formula="of:=69/15" office:value-type="float" office:value="4.6">
            <text:p>4.6</text:p>
          </table:table-cell>
          <table:table-cell table:formula="of:=11/3" office:value-type="float" office:value="3.66666666666667">
            <text:p>3.6666666667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4">
            <text:p>4</text:p>
          </table:table-cell>
          <table:table-cell table:formula="of:=8/3" office:value-type="float" office:value="2.66666666666667">
            <text:p>2.666666666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99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5">
            <text:p>25</text:p>
          </table:table-cell>
          <table:table-cell table:formula="of:=75/15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8/3" office:value-type="float" office:value="2.66666666666667">
            <text:p>2.6666666667</text:p>
          </table:table-cell>
          <table:table-cell office:value-type="float" office:value="5">
            <text:p>5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876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7">
            <text:p>17</text:p>
          </table:table-cell>
          <table:table-cell table:formula="of:=50/15" office:value-type="float" office:value="3.33333333333333">
            <text:p>3.3333333333</text:p>
          </table:table-cell>
          <table:table-cell table:formula="of:=12/3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900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 table:formula="of:=44/15" office:value-type="float" office:value="2.93333333333333">
            <text:p>2.9333333333</text:p>
          </table:table-cell>
          <table:table-cell table:number-columns-repeated="6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2212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table:formula="of:=66/15" office:value-type="float" office:value="4.4">
            <text:p>4.4</text:p>
          </table:table-cell>
          <table:table-cell table:number-columns-repeated="2" office:value-type="float" office:value="4">
            <text:p>4</text:p>
          </table:table-cell>
          <table:table-cell table:formula="of:=8/3" office:value-type="float" office:value="2.66666666666667">
            <text:p>2.6666666667</text:p>
          </table:table-cell>
          <table:table-cell office:value-type="float" office:value="2">
            <text:p>2</text:p>
          </table:table-cell>
          <table:table-cell table:formula="of:=5/3" office:value-type="float" office:value="1.66666666666667">
            <text:p>1.6666666667</text:p>
          </table:table-cell>
          <table:table-cell table:formula="of:=10/3" office:value-type="float" office:value="3.33333333333333">
            <text:p>3.3333333333</text:p>
          </table:table-cell>
          <table:table-cell table:number-columns-repeated="2"/>
        </table:table-row>
        <table:table-row table:style-name="ro1">
          <table:table-cell office:value-type="string">
            <text:p>2928</text:p>
          </table:table-cell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8">
            <text:p>28</text:p>
          </table:table-cell>
          <table:table-cell table:formula="of:=58/15" office:value-type="float" office:value="3.86666666666667">
            <text:p>3.8666666667</text:p>
          </table:table-cell>
          <table:table-cell table:formula="of:=10/3" office:value-type="float" office:value="3.33333333333333">
            <text:p>3.3333333333</text:p>
          </table:table-cell>
          <table:table-cell table:formula="of:=6/3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11/3" office:value-type="float" office:value="3.66666666666667">
            <text:p>3.6666666667</text:p>
          </table:table-cell>
          <table:table-cell table:formula="of:=7/3" office:value-type="float" office:value="2.33333333333333">
            <text:p>2.3333333333</text:p>
          </table:table-cell>
          <table:table-cell table:formula="of:=4/3" office:value-type="float" office:value="1.33333333333333">
            <text:p>1.3333333333</text:p>
          </table:table-cell>
          <table:table-cell table:number-columns-repeated="2"/>
        </table:table-row>
        <table:table-row table:style-name="ro1">
          <table:table-cell office:value-type="string">
            <text:p>191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14">
            <text:p>14</text:p>
          </table:table-cell>
          <table:table-cell table:formula="of:=43/15" office:value-type="float" office:value="2.86666666666667">
            <text:p>2.8666666667</text:p>
          </table:table-cell>
          <table:table-cell table:formula="of:=14/3" office:value-type="float" office:value="4.66666666666667">
            <text:p>4.6666666667</text:p>
          </table:table-cell>
          <table:table-cell table:formula="of:=7/3" office:value-type="float" office:value="2.33333333333333">
            <text:p>2.3333333333</text:p>
          </table:table-cell>
          <table:table-cell table:formula="of:=10/3" office:value-type="float" office:value="3.33333333333333">
            <text:p>3.3333333333</text:p>
          </table:table-cell>
          <table:table-cell table:formula="of:=4/3" office:value-type="float" office:value="1.33333333333333">
            <text:p>1.333333333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120</text:p>
          </table:table-cell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8">
            <text:p>28</text:p>
          </table:table-cell>
          <table:table-cell table:formula="of:=65/15" office:value-type="float" office:value="4.33333333333333">
            <text:p>4.3333333333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956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table:number-columns-repeated="2" office:value-type="string">
            <text:p>NA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table:formula="of:=57/15" office:value-type="float" office:value="3.8">
            <text:p>3.8</text:p>
          </table:table-cell>
          <table:table-cell office:value-type="float" office:value="4">
            <text:p>4</text:p>
          </table:table-cell>
          <table:table-cell table:formula="of:=7/3" office:value-type="float" office:value="2.33333333333333">
            <text:p>2.33333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5/3" office:value-type="float" office:value="1.66666666666667">
            <text:p>1.6666666667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office:value-type="string">
            <text:p>'0405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-Music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table:formula="of:=61/15" office:value-type="float" office:value="4.06666666666667">
            <text:p>4.06666666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10/3" office:value-type="float" office:value="3.33333333333333">
            <text:p>3.3333333333</text:p>
          </table:table-cell>
          <table:table-cell table:formula="of:=10/3" office:value-type="float" office:value="3.33333333333333">
            <text:p>3.3333333333</text:p>
          </table:table-cell>
          <table:table-cell table:formula="of:=7/3" office:value-type="float" office:value="2.33333333333333">
            <text:p>2.3333333333</text:p>
          </table:table-cell>
          <table:table-cell table:number-columns-repeated="2"/>
        </table:table-row>
        <table:table-row table:style-name="ro1">
          <table:table-cell office:value-type="string">
            <text:p>2679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table:formula="of:=63/15" office:value-type="float" office:value="4.2">
            <text:p>4.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321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48/15" office:value-type="float" office:value="3.2">
            <text:p>3.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810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-Music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44/15" office:value-type="float" office:value="2.93333333333333">
            <text:p>2.93333333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069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63/15" office:value-type="float" office:value="4.2">
            <text:p>4.2</text:p>
          </table:table-cell>
          <table:table-cell table:formula="of:=10/3" office:value-type="float" office:value="3.33333333333333">
            <text:p>3.3333333333</text:p>
          </table:table-cell>
          <table:table-cell table:formula="of:=11/3" office:value-type="float" office:value="3.66666666666667">
            <text:p>3.6666666667</text:p>
          </table:table-cell>
          <table:table-cell table:formula="of:=14/3" office:value-type="float" office:value="4.66666666666667">
            <text:p>4.6666666667</text:p>
          </table:table-cell>
          <table:table-cell table:formula="of:=7/3" office:value-type="float" office:value="2.33333333333333">
            <text:p>2.3333333333</text:p>
          </table:table-cell>
          <table:table-cell table:formula="of:=4/3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99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2">
            <text:p>12</text:p>
          </table:table-cell>
          <table:table-cell table:formula="of:=66/15" office:value-type="float" office:value="4.4">
            <text:p>4.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6543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Comp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69/15" office:value-type="float" office:value="4.6">
            <text:p>4.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198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table:formula="of:=64/15" office:value-type="float" office:value="4.26666666666667">
            <text:p>4.2666666667</text:p>
          </table:table-cell>
          <table:table-cell table:formula="of:=13/3" office:value-type="float" office:value="4.33333333333333">
            <text:p>4.3333333333</text:p>
          </table:table-cell>
          <table:table-cell table:formula="of:=10/3" office:value-type="float" office:value="3.33333333333333">
            <text:p>3.3333333333</text:p>
          </table:table-cell>
          <table:table-cell table:formula="of:=13/3" office:value-type="float" office:value="4.33333333333333">
            <text:p>4.3333333333</text:p>
          </table:table-cell>
          <table:table-cell table:formula="of:=13/3" office:value-type="float" office:value="4.33333333333333">
            <text:p>4.3333333333</text:p>
          </table:table-cell>
          <table:table-cell table:formula="of:=4/3" office:value-type="float" office:value="1.33333333333333">
            <text:p>1.3333333333</text:p>
          </table:table-cell>
          <table:table-cell table:formula="of:=4/3" office:value-type="float" office:value="1.33333333333333">
            <text:p>1.3333333333</text:p>
          </table:table-cell>
          <table:table-cell table:number-columns-repeated="2"/>
        </table:table-row>
        <table:table-row table:style-name="ro1">
          <table:table-cell office:value-type="string">
            <text:p>0856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-Music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54/15" office:value-type="float" office:value="3.6">
            <text:p>3.6</text:p>
          </table:table-cell>
          <table:table-cell table:formula="of:=13/3" office:value-type="float" office:value="4.33333333333333">
            <text:p>4.3333333333</text:p>
          </table:table-cell>
          <table:table-cell table:formula="of:=11/3" office:value-type="float" office:value="3.66666666666667">
            <text:p>3.6666666667</text:p>
          </table:table-cell>
          <table:table-cell table:formula="of:=14/3" office:value-type="float" office:value="4.66666666666667">
            <text:p>4.6666666667</text:p>
          </table:table-cell>
          <table:table-cell office:value-type="float" office:value="3">
            <text:p>3</text:p>
          </table:table-cell>
          <table:table-cell table:formula="of:=8/3" office:value-type="float" office:value="2.66666666666667">
            <text:p>2.6666666667</text:p>
          </table:table-cell>
          <table:table-cell table:formula="of:=10/3" office:value-type="float" office:value="3.33333333333333">
            <text:p>3.3333333333</text:p>
          </table:table-cell>
          <table:table-cell table:number-columns-repeated="2"/>
        </table:table-row>
        <table:table-row table:style-name="ro1">
          <table:table-cell office:value-type="string">
            <text:p>7787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48/15" office:value-type="float" office:value="3.2">
            <text:p>3.2</text:p>
          </table:table-cell>
          <table:table-cell table:formula="of:=13/3" office:value-type="float" office:value="4.33333333333333">
            <text:p>4.3333333333</text:p>
          </table:table-cell>
          <table:table-cell table:formula="of:=13/3" office:value-type="float" office:value="4.33333333333333">
            <text:p>4.3333333333</text:p>
          </table:table-cell>
          <table:table-cell table:formula="of:=14/3" office:value-type="float" office:value="4.66666666666667">
            <text:p>4.6666666667</text:p>
          </table:table-cell>
          <table:table-cell table:formula="of:=7/3" office:value-type="float" office:value="2.33333333333333">
            <text:p>2.3333333333</text:p>
          </table:table-cell>
          <table:table-cell table:formula="of:=11/3" office:value-type="float" office:value="3.66666666666667">
            <text:p>3.6666666667</text:p>
          </table:table-cell>
          <table:table-cell table:formula="of:=10/3" office:value-type="float" office:value="3.33333333333333">
            <text:p>3.3333333333</text:p>
          </table:table-cell>
          <table:table-cell table:number-columns-repeated="2"/>
        </table:table-row>
        <table:table-row table:style-name="ro1">
          <table:table-cell office:value-type="string">
            <text:p>5456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40/15" office:value-type="float" office:value="2.66666666666667">
            <text:p>2.6666666667</text:p>
          </table:table-cell>
          <table:table-cell office:value-type="float" office:value="3">
            <text:p>3</text:p>
          </table:table-cell>
          <table:table-cell table:formula="of:=7/3" office:value-type="float" office:value="2.33333333333333">
            <text:p>2.33333333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007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41/15" office:value-type="float" office:value="2.73333333333333">
            <text:p>2.7333333333</text:p>
          </table:table-cell>
          <table:table-cell table:formula="of:=11/3" office:value-type="float" office:value="3.66666666666667">
            <text:p>3.6666666667</text:p>
          </table:table-cell>
          <table:table-cell table:formula="of:=5/3" office:value-type="float" office:value="1.66666666666667">
            <text:p>1.6666666667</text:p>
          </table:table-cell>
          <table:table-cell table:formula="of:=11/3" office:value-type="float" office:value="3.66666666666667">
            <text:p>3.666666666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228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8">
            <text:p>28</text:p>
          </table:table-cell>
          <table:table-cell table:formula="of:=69/15" office:value-type="float" office:value="4.6">
            <text:p>4.6</text:p>
          </table:table-cell>
          <table:table-cell office:value-type="float" office:value="4">
            <text:p>4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5">
            <text:p>5</text:p>
          </table:table-cell>
          <table:table-cell table:formula="of:=7/3" office:value-type="float" office:value="2.33333333333333">
            <text:p>2.3333333333</text:p>
          </table:table-cell>
          <table:table-cell office:value-type="float" office:value="1">
            <text:p>1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office:value-type="string">
            <text:p>5440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Commer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57/15" office:value-type="float" office:value="3.8">
            <text:p>3.8</text:p>
          </table:table-cell>
          <table:table-cell table:formula="of:=14/3" office:value-type="float" office:value="4.66666666666667">
            <text:p>4.666666666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13/3" office:value-type="float" office:value="4.33333333333333">
            <text:p>4.3333333333</text:p>
          </table:table-cell>
          <table:table-cell table:number-columns-repeated="2"/>
        </table:table-row>
        <table:table-row table:style-name="ro1">
          <table:table-cell office:value-type="string">
            <text:p>199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BioChem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51/15" office:value-type="float" office:value="3.4">
            <text:p>3.4</text:p>
          </table:table-cell>
          <table:table-cell table:formula="of:=7/3" office:value-type="float" office:value="2.33333333333333">
            <text:p>2.3333333333</text:p>
          </table:table-cell>
          <table:table-cell office:value-type="float" office:value="3">
            <text:p>3</text:p>
          </table:table-cell>
          <table:table-cell table:formula="of:=10/3" office:value-type="float" office:value="3.33333333333333">
            <text:p>3.333333333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0606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Dentistr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8">
            <text:p>18</text:p>
          </table:table-cell>
          <table:table-cell table:formula="of:=72/15" office:value-type="float" office:value="4.8">
            <text:p>4.8</text:p>
          </table:table-cell>
          <table:table-cell table:formula="of:=10/3" office:value-type="float" office:value="3.33333333333333">
            <text:p>3.33333333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13/3" office:value-type="float" office:value="4.33333333333333">
            <text:p>4.3333333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991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Nursing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68/15" office:value-type="float" office:value="4.53333333333333">
            <text:p>4.5333333333</text:p>
          </table:table-cell>
          <table:table-cell table:number-columns-repeated="2" office:value-type="float" office:value="2">
            <text:p>2</text:p>
          </table:table-cell>
          <table:table-cell table:formula="of:=8/3" office:value-type="float" office:value="2.66666666666667">
            <text:p>2.6666666667</text:p>
          </table:table-cell>
          <table:table-cell table:formula="of:=7/3" office:value-type="float" office:value="2.33333333333333">
            <text:p>2.3333333333</text:p>
          </table:table-cell>
          <table:table-cell table:formula="of:=8/3" office:value-type="float" office:value="2.66666666666667">
            <text:p>2.6666666667</text:p>
          </table:table-cell>
          <table:table-cell table:formula="of:=7/3" office:value-type="float" office:value="2.33333333333333">
            <text:p>2.3333333333</text:p>
          </table:table-cell>
          <table:table-cell table:number-columns-repeated="2"/>
        </table:table-row>
        <table:table-row table:style-name="ro1">
          <table:table-cell office:value-type="string">
            <text:p>1923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Soc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73/15" office:value-type="float" office:value="4.86666666666667">
            <text:p>4.8666666667</text:p>
          </table:table-cell>
          <table:table-cell office:value-type="float" office:value="3">
            <text:p>3</text:p>
          </table:table-cell>
          <table:table-cell table:formula="of:=4/3" office:value-type="float" office:value="1.33333333333333">
            <text:p>1.3333333333</text:p>
          </table:table-cell>
          <table:table-cell table:formula="of:=13/3" office:value-type="float" office:value="4.33333333333333">
            <text:p>4.3333333333</text:p>
          </table:table-cell>
          <table:table-cell office:value-type="float" office:value="2">
            <text:p>2</text:p>
          </table:table-cell>
          <table:table-cell table:formula="of:=4/3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748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table:formula="of:=54/15" office:value-type="float" office:value="3.6">
            <text:p>3.6</text:p>
          </table:table-cell>
          <table:table-cell office:value-type="float" office:value="5">
            <text:p>5</text:p>
          </table:table-cell>
          <table:table-cell table:formula="of:=14/3" office:value-type="float" office:value="4.66666666666667">
            <text:p>4.6666666667</text:p>
          </table:table-cell>
          <table:table-cell table:formula="of:=14/3" office:value-type="float" office:value="4.66666666666667">
            <text:p>4.6666666667</text:p>
          </table:table-cell>
          <table:table-cell table:formula="of:=11/3" office:value-type="float" office:value="3.66666666666667">
            <text:p>3.6666666667</text:p>
          </table:table-cell>
          <table:table-cell table:formula="of:=11/3" office:value-type="float" office:value="3.66666666666667">
            <text:p>3.6666666667</text:p>
          </table:table-cell>
          <table:table-cell table:formula="of:=11/3" office:value-type="float" office:value="3.66666666666667">
            <text:p>3.6666666667</text:p>
          </table:table-cell>
          <table:table-cell table:number-columns-repeated="2"/>
        </table:table-row>
        <table:table-row table:style-name="ro1">
          <table:table-cell office:value-type="string">
            <text:p>2610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Physic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2">
            <text:p>22</text:p>
          </table:table-cell>
          <table:table-cell table:formula="of:=64/15" office:value-type="float" office:value="4.26666666666667">
            <text:p>4.2666666667</text:p>
          </table:table-cell>
          <table:table-cell table:formula="of:=10/3" office:value-type="float" office:value="3.33333333333333">
            <text:p>3.3333333333</text:p>
          </table:table-cell>
          <table:table-cell office:value-type="float" office:value="3">
            <text:p>3</text:p>
          </table:table-cell>
          <table:table-cell table:formula="of:=14/3" office:value-type="float" office:value="4.66666666666667">
            <text:p>4.6666666667</text:p>
          </table:table-cell>
          <table:table-cell office:value-type="float" office:value="3">
            <text:p>3</text:p>
          </table:table-cell>
          <table:table-cell table:formula="of:=8/3" office:value-type="float" office:value="2.66666666666667">
            <text:p>2.666666666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101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BI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62/15" office:value-type="float" office:value="4.13333333333333">
            <text:p>4.133333333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224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Commer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53/15" office:value-type="float" office:value="3.53333333333333">
            <text:p>3.5333333333</text:p>
          </table:table-cell>
          <table:table-cell table:formula="of:=14/3" office:value-type="float" office:value="4.66666666666667">
            <text:p>4.6666666667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3">
            <text:p>3</text:p>
          </table:table-cell>
          <table:table-cell table:formula="of:=4/3" office:value-type="float" office:value="1.33333333333333">
            <text:p>1.333333333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21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BioChem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79/15" office:value-type="float" office:value="5.26666666666667">
            <text:p>5.2666666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617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64/15" office:value-type="float" office:value="4.26666666666667">
            <text:p>4.2666666667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1">
            <text:p>1</text:p>
          </table:table-cell>
          <table:table-cell table:formula="of:=12/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209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77/15" office:value-type="float" office:value="5.13333333333333">
            <text:p>5.1333333333</text:p>
          </table:table-cell>
          <table:table-cell table:formula="of:=10/3" office:value-type="float" office:value="3.33333333333333">
            <text:p>3.3333333333</text:p>
          </table:table-cell>
          <table:table-cell office:value-type="float" office:value="2">
            <text:p>2</text:p>
          </table:table-cell>
          <table:table-cell table:formula="of:=7/3" office:value-type="float" office:value="2.33333333333333">
            <text:p>2.33333333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103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Commer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56/15" office:value-type="float" office:value="3.73333333333333">
            <text:p>3.7333333333</text:p>
          </table:table-cell>
          <table:table-cell table:formula="of:=8/3" office:value-type="float" office:value="2.66666666666667">
            <text:p>2.6666666667</text:p>
          </table:table-cell>
          <table:table-cell table:formula="of:=8/3" office:value-type="float" office:value="2.66666666666667">
            <text:p>2.6666666667</text:p>
          </table:table-cell>
          <table:table-cell table:formula="of:=13/3" office:value-type="float" office:value="4.33333333333333">
            <text:p>4.3333333333</text:p>
          </table:table-cell>
          <table:table-cell table:formula="of:=11/3" office:value-type="float" office:value="3.66666666666667">
            <text:p>3.6666666667</text:p>
          </table:table-cell>
          <table:table-cell table:formula="of:=5/3" office:value-type="float" office:value="1.66666666666667">
            <text:p>1.6666666667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2"/>
        </table:table-row>
        <table:table-row table:style-name="ro1">
          <table:table-cell office:value-type="string">
            <text:p>2510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string">
            <text:p>Soc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68/15" office:value-type="float" office:value="4.53333333333333">
            <text:p>4.5333333333</text:p>
          </table:table-cell>
          <table:table-cell table:formula="of:=10/3" office:value-type="float" office:value="3.33333333333333">
            <text:p>3.3333333333</text:p>
          </table:table-cell>
          <table:table-cell table:formula="of:=5/3" office:value-type="float" office:value="1.66666666666667">
            <text:p>1.6666666667</text:p>
          </table:table-cell>
          <table:table-cell office:value-type="float" office:value="4">
            <text:p>4</text:p>
          </table:table-cell>
          <table:table-cell table:formula="of:=10/3" office:value-type="float" office:value="3.33333333333333">
            <text:p>3.3333333333</text:p>
          </table:table-cell>
          <table:table-cell table:formula="of:=5/3" office:value-type="float" office:value="1.66666666666667">
            <text:p>1.6666666667</text:p>
          </table:table-cell>
          <table:table-cell table:formula="of:=13/3" office:value-type="float" office:value="4.33333333333333">
            <text:p>4.3333333333</text:p>
          </table:table-cell>
          <table:table-cell table:number-columns-repeated="2"/>
        </table:table-row>
        <table:table-row table:style-name="ro1">
          <table:table-cell office:value-type="string">
            <text:p>1986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49/15" office:value-type="float" office:value="3.26666666666667">
            <text:p>3.2666666667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8888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ChemEng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71/15" office:value-type="float" office:value="4.73333333333333">
            <text:p>4.7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table:number-columns-repeated="2"/>
        </table:table-row>
        <table:table-row table:style-name="ro1">
          <table:table-cell office:value-type="string">
            <text:p>5923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Engineering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49/15" office:value-type="float" office:value="3.26666666666667">
            <text:p>3.2666666667</text:p>
          </table:table-cell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876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Zo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71/15" office:value-type="float" office:value="4.73333333333333">
            <text:p>4.7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44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6">
            <text:p>16</text:p>
          </table:table-cell>
          <table:table-cell table:formula="of:=39/15" office:value-type="float" office:value="2.6">
            <text:p>2.6</text:p>
          </table:table-cell>
          <table:table-cell table:number-columns-repeated="2" office:value-type="float" office:value="1.3">
            <text:p>1.3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853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67/15" office:value-type="float" office:value="4.46666666666667">
            <text:p>4.466666666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987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8">
            <text:p>8</text:p>
          </table:table-cell>
          <table:table-cell table:formula="of:=52/15" office:value-type="float" office:value="3.46666666666667">
            <text:p>3.46666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4.3">
            <text:p>4.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970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9">
            <text:p>29</text:p>
          </table:table-cell>
          <table:table-cell table:formula="of:=53/15" office:value-type="float" office:value="3.53333333333333">
            <text:p>3.5333333333</text:p>
          </table:table-cell>
          <table:table-cell table:number-columns-repeated="2"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833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69/15" office:value-type="float" office:value="4.6">
            <text:p>4.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3497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Env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2" office:value-type="float" office:value="3.7">
            <text:p>3.7</text:p>
          </table:table-cell>
          <table:table-cell office:value-type="float" office:value="4.3">
            <text:p>4.3</text:p>
          </table:table-cell>
          <table:table-cell table:number-columns-repeated="3"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8421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61/15" office:value-type="float" office:value="4.06666666666667">
            <text:p>4.0666666667</text:p>
          </table:table-cell>
          <table:table-cell table:number-columns-repeated="6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262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59/15" office:value-type="float" office:value="3.93333333333333">
            <text:p>3.9333333333</text:p>
          </table:table-cell>
          <table:table-cell table:number-columns-repeated="2"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3"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string">
            <text:p>1358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Physi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62/15" office:value-type="float" office:value="4.13333333333333">
            <text:p>4.1333333333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7141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67/15" office:value-type="float" office:value="4.46666666666667">
            <text:p>4.4666666667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string">
            <text:p>5324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7">
            <text:p>17</text:p>
          </table:table-cell>
          <table:table-cell table:formula="of:=42/15" office:value-type="float" office:value="2.8">
            <text:p>2.8</text:p>
          </table:table-cell>
          <table:table-cell table:formula="of:=11/3" office:value-type="float" office:value="3.66666666666667">
            <text:p>3.6666666667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8206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956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6">
            <text:p>16</text:p>
          </table:table-cell>
          <table:table-cell table:formula="of:=49/15" office:value-type="float" office:value="3.26666666666667">
            <text:p>3.2666666667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705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55/15" office:value-type="float" office:value="3.66666666666667">
            <text:p>3.6666666667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table:number-columns-repeated="2" office:value-type="float" office:value="2.3">
            <text:p>2.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2245</text:p>
          </table:table-cell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formula="of:=53/15" office:value-type="float" office:value="3.53333333333333">
            <text:p>3.5333333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328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62/15" office:value-type="float" office:value="4.13333333333333">
            <text:p>4.1333333333</text:p>
          </table:table-cell>
          <table:table-cell office:value-type="float" office:value="4.3">
            <text:p>4.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3049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Math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54/15" office:value-type="float" office:value="3.6">
            <text:p>3.6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5209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57/15" office:value-type="float" office:value="3.8">
            <text:p>3.8</text:p>
          </table:table-cell>
          <table:table-cell table:number-columns-repeated="2" office:value-type="float" office:value="4.7">
            <text:p>4.7</text:p>
          </table:table-cell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table:number-columns-repeated="2"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string">
            <text:p>1580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48/15"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2.7">
            <text:p>2.7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7198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Genetic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1">
            <text:p>11</text:p>
          </table:table-cell>
          <table:table-cell table:formula="of:=56/15" office:value-type="float" office:value="3.73333333333333">
            <text:p>3.733333333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3580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7">
            <text:p>17</text:p>
          </table:table-cell>
          <table:table-cell table:formula="of:=65/15" office:value-type="float" office:value="4.33333333333333">
            <text:p>4.33333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table:number-columns-repeated="2" office:value-type="float" office:value="3.3">
            <text:p>3.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2345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77/15" office:value-type="float" office:value="5.13333333333333">
            <text:p>5.1333333333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1.7">
            <text:p>1.7</text:p>
          </table:table-cell>
          <table:table-cell office:value-type="float" office:value="3.7">
            <text:p>3.7</text:p>
          </table:table-cell>
          <table:table-cell table:number-columns-repeated="2"/>
        </table:table-row>
        <table:table-row table:style-name="ro1">
          <table:table-cell office:value-type="string">
            <text:p>6955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9">
            <text:p>19</text:p>
          </table:table-cell>
          <table:table-cell table:formula="of:=58/15" office:value-type="float" office:value="3.86666666666667">
            <text:p>3.8666666667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062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53/15" office:value-type="float" office:value="3.53333333333333">
            <text:p>3.5333333333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662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59/15" office:value-type="float" office:value="3.93333333333333">
            <text:p>3.9333333333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489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55/15" office:value-type="float" office:value="3.66666666666667">
            <text:p>3.6666666667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0473</text:p>
          </table:table-cell>
          <table:table-cell office:value-type="float" office:value="38">
            <text:p>38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formula="of:=79/15" office:value-type="float" office:value="5.26666666666667">
            <text:p>5.2666666667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6536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9">
            <text:p>29</text:p>
          </table:table-cell>
          <table:table-cell table:formula="of:=67/15" office:value-type="float" office:value="4.46666666666667">
            <text:p>4.46666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  <table:table-cell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string">
            <text:p>1004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51/15" office:value-type="float" office:value="3.4">
            <text:p>3.4</text:p>
          </table:table-cell>
          <table:table-cell office:value-type="float" office:value="4.7">
            <text:p>4.7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234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76/15" office:value-type="float" office:value="5.06666666666667">
            <text:p>5.06666666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table:number-columns-repeated="2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3190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3" office:value-type="float" office:value="4">
            <text:p>4</text:p>
          </table:table-cell>
          <table:table-cell office:value-type="float" office:value="3.3">
            <text:p>3.3</text:p>
          </table:table-cell>
          <table:table-cell table:number-columns-repeated="2"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2385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68/15" office:value-type="float" office:value="4.53333333333333">
            <text:p>4.5333333333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391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6">
            <text:p>16</text:p>
          </table:table-cell>
          <table:table-cell table:formula="of:=39/15"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7983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table:formula="of:=54/15"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843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Commer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80/15" office:value-type="float" office:value="5.33333333333333">
            <text:p>5.3333333333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278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18">
            <text:p>18</text:p>
          </table:table-cell>
          <table:table-cell table:formula="of:=53/15" office:value-type="float" office:value="3.53333333333333">
            <text:p>3.533333333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717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Law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table:formula="of:=55/15" office:value-type="float" office:value="3.66666666666667">
            <text:p>3.6666666667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604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67/15" office:value-type="float" office:value="4.46666666666667">
            <text:p>4.4666666667</text:p>
          </table:table-cell>
          <table:table-cell table:number-columns-repeated="3" office:value-type="float" office:value="4">
            <text:p>4</text:p>
          </table:table-cell>
          <table:table-cell office:value-type="float" office:value="2.3">
            <text:p>2.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0234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Soc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table:formula="of:=63/15"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533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Comp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9">
            <text:p>29</text:p>
          </table:table-cell>
          <table:table-cell table:formula="of:=72/15" office:value-type="float" office:value="4.8">
            <text:p>4.8</text:p>
          </table:table-cell>
          <table:table-cell table:number-columns-repeated="2" office:value-type="float" office:value="3.7">
            <text:p>3.7</text:p>
          </table:table-cell>
          <table:table-cell office:value-type="float" office:value="4">
            <text:p>4</text:p>
          </table:table-cell>
          <table:table-cell office:value-type="float" office:value="4.7">
            <text:p>4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956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9">
            <text:p>29</text:p>
          </table:table-cell>
          <table:table-cell table:formula="of:=63/15" office:value-type="float" office:value="4.2">
            <text:p>4.2</text:p>
          </table:table-cell>
          <table:table-cell office:value-type="float" office:value="4.3">
            <text:p>4.3</text:p>
          </table:table-cell>
          <table:table-cell table:number-columns-repeated="2" office:value-type="float" office:value="4">
            <text:p>4</text:p>
          </table:table-cell>
          <table:table-cell office:value-type="float" office:value="4.7">
            <text:p>4.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7837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BioChem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6">
            <text:p>26</text:p>
          </table:table-cell>
          <table:table-cell table:formula="of:=52/15" office:value-type="float" office:value="3.46666666666667">
            <text:p>3.4666666667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4.3">
            <text:p>4.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782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Finan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2">
            <text:p>22</text:p>
          </table:table-cell>
          <table:table-cell table:formula="of:=58/15" office:value-type="float" office:value="3.86666666666667">
            <text:p>3.8666666667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5669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Chemistr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4">
            <text:p>24</text:p>
          </table:table-cell>
          <table:table-cell table:formula="of:=51/15" office:value-type="float" office:value="3.4">
            <text:p>3.4</text:p>
          </table:table-cell>
          <table:table-cell table:number-columns-repeated="6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9548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Zoology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56/15" office:value-type="float" office:value="3.73333333333333">
            <text:p>3.7333333333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3725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SocSci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table:formula="of:=47/15" office:value-type="float" office:value="3.13333333333333">
            <text:p>3.1333333333</text:p>
          </table:table-cell>
          <table:table-cell office:value-type="float" office:value="3">
            <text:p>3</text:p>
          </table:table-cell>
          <table:table-cell table:number-columns-repeated="2"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7521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Commerc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2">
            <text:p>22</text:p>
          </table:table-cell>
          <table:table-cell table:formula="of:=55/15" office:value-type="float" office:value="3.66666666666667">
            <text:p>3.6666666667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4.7">
            <text:p>4.7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983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BioChem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table:formula="of:=75/1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712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57/15"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table:number-columns-repeated="2" office:value-type="float" office:value="2.7">
            <text:p>2.7</text:p>
          </table:table-cell>
          <table:table-cell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string">
            <text:p>3687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Arts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table:formula="of:=73/15" office:value-type="float" office:value="4.86666666666667">
            <text:p>4.8666666667</text:p>
          </table:table-cell>
          <table:table-cell table:number-columns-repeated="3"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table:number-columns-repeated="2"/>
        </table:table-row>
        <table:table-row table:style-name="ro1">
          <table:table-cell office:value-type="string">
            <text:p>7706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string">
            <text:p>Postgrad</text:p>
          </table:table-cell>
          <table:table-cell office:value-type="string">
            <text:p>Student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table:formula="of:=60/15" office:value-type="float" office:value="4">
            <text:p>4</text:p>
          </table:table-cell>
          <table:table-cell table:number-columns-repeated="2"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office:value-type="float" office:value="2.7">
            <text:p>2.7</text:p>
          </table:table-cell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20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Morrisroe</meta:initial-creator>
    <meta:creation-date>2011-01-28T15:52:07</meta:creation-date>
    <dc:date>2011-04-17T20:28:34</dc:date>
    <dc:creator>Richard Morrisroe</dc:creator>
    <meta:editing-duration>PT52H41M57S</meta:editing-duration>
    <meta:editing-cycles>7</meta:editing-cycles>
    <meta:generator>OpenOffice.org/3.2$Linux OpenOffice.org_project/320m19$Build-9505</meta:generator>
    <meta:document-statistic meta:table-count="3" meta:cell-count="1626" meta:object-count="0"/>
  </office:meta>
</office:document-meta>
</file>